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anim="urn:oasis:names:tc:opendocument:xmlns:animation:1.0" xmlns:dc="http://purl.org/dc/elements/1.1/" xmlns:meta="urn:oasis:names:tc:opendocument:xmlns:meta:1.0" xmlns:office="urn:oasis:names:tc:opendocument:xmlns:office:1.0" xmlns:ooo="http://openoffice.org/2004/office" xmlns:presentation="urn:oasis:names:tc:opendocument:xmlns:presentation:1.0" xmlns:smil="urn:oasis:names:tc:opendocument:xmlns:smil-compatible:1.0" xmlns:xlink="http://www.w3.org/1999/xlink" office:version="1.1">
  <office:meta>
    <meta:generator>OpenOffice.org/2.4$Linux OpenOffice.org_project/680m12$Build-9286
  </meta:generator>
    <dc:title>OpenOffice::OODoc Drawing Template</dc:title>
    <dc:subject>Template for the Perl Open Document Connector</dc:subject>
    <meta:initial-creator>OpenOffice::OODoc Project</meta:initial-creator>
    <meta:creation-date>2008-05-18T20:15:29</meta:creation-date>
    <dc:creator>OpenOffice::OODoc Project</dc:creator>
    <dc:date>2008-05-18T20:15:29</dc:date>
    <meta:editing-cycles>0</meta:editing-cycles>
    <meta:editing-duration>PT0M0S</meta:editing-duration>
    <meta:user-defined meta:name="Info 1"/>
    <meta:user-defined meta:name="Info 2"/>
    <meta:user-defined meta:name="Info 3"/>
    <meta:user-defined meta:name="Info 4"/>
  </office:meta>
</office:document-meta>
</file>